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ern Colo. (1-4)</text:p>
          </table:table-cell>
          <table:table-cell office:value-type="string">
            <text:p>23</text:p>
          </table:table-cell>
          <table:table-cell office:value-type="string">
            <text:p>21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 (2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Northern Colo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02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34</text:p>
          </table:table-cell>
          <table:table-cell office:value-type="string">
            <text:p>.059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6</text:p>
          </table:table-cell>
          <table:table-cell office:value-type="string">
            <text:p>.13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43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</table:table-row>
      </table:table>
      <table:table table:name="Sheet 2">
        <table:table-row>
          <table:table-cell office:value-type="string">
            <text:p>Northern Colo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ichaela Nel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Kim Weissman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4</text:p>
          </table:table-cell>
          <table:table-cell office:value-type="string">
            <text:p>-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Taylor Muff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Taylor E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Daisy Schultz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ortney Locke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yla Uyemur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yleigh Hayne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Jadyn Mccartney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Emily O'Neil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lex Kloeh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3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9</text:p>
          </table:table-cell>
          <table:table-cell office:value-type="string">
            <text:p>18</text:p>
          </table:table-cell>
          <table:table-cell office:value-type="string">
            <text:p>119</text:p>
          </table:table-cell>
          <table:table-cell office:value-type="string">
            <text:p>.092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52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4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40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35</text:p>
          </table:table-cell>
          <table:table-cell office:value-type="string">
            <text:p>-.02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43</text:p>
          </table:table-cell>
          <table:table-cell office:value-type="string">
            <text:p>.1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2</text:p>
          </table:table-cell>
          <table:table-cell office:value-type="string">
            <text:p>21</text:p>
          </table:table-cell>
          <table:table-cell office:value-type="string">
            <text:p>116</text:p>
          </table:table-cell>
          <table:table-cell office:value-type="string">
            <text:p>.095</text:p>
          </table:table-cell>
          <table:table-cell office:value-type="string">
            <text:p>3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62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